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verbatim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iodiversitylibrary.org/page/33767725" xlink:type="simple">http://biodiversitylibrary.org/page/33767725</text:a></text:p>
          </table:table-cell>
          <table:table-cell office:value-type="string" calcext:value-type="string">
            <text:p>Phellinodes cascaria (Schaus)</text:p>
          </table:table-cell>
          <table:table-cell office:value-type="string" calcext:value-type="string">
            <text:p>Mexico to Venezuela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tre México y Venezuel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hedylaria</text:p>
          </table:table-cell>
          <table:table-cell office:value-type="string" calcext:value-type="string">
            <text:p>“S. America”? N. Brazil</text:p>
          </table:table-cell>
          <table:table-cell office:value-type="string" calcext:value-type="string">
            <text:p>Distribución</text:p>
          </table:table-cell>
          <table:table-cell office:value-type="string" calcext:value-type="string">
            <text:p>Distribuida en el norte de Suramérica</text:p>
          </table:table-cell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iodiversitylibrary.org/page/33767724" xlink:type="simple">http://biodiversitylibrary.org/page/33767724</text:a></text:p>
          </table:table-cell>
          <table:table-cell office:value-type="string" calcext:value-type="string">
            <text:p>Phellinodes conifera</text:p>
          </table:table-cell>
          <table:table-cell office:value-type="string" calcext:value-type="string">
            <text:p>Surinam, Amazons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Prout (1910) Lepidoptera Heterocera Fam. Geometridae. En: Whytman, Genera Insectorum. Fasc. 54. Bruselas, Bélgica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digitalcommons.unl.edu/cgi/viewcontent.cgi?article=1897&amp;context=insectamundi" xlink:type="simple">http://digitalcommons.unl.edu/cgi/viewcontent.cgi?article=1897&amp;context=insectamundi</text:a></text:p>
          </table:table-cell>
          <table:table-cell office:value-type="string" calcext:value-type="string">
            <text:p>Macrosoma conifera (W. Warren 1897)</text:p>
          </table:table-cell>
          <table:table-cell office:value-type="string" calcext:value-type="string">
            <text:p>Records from Morne Bleu only</text:p>
          </table:table-cell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Cock (2014) An updated and annotated checklist of the Hedylidae and Hesperiidae (Lepidoptera) <text:s/>of Trinidad, West Indies. Insecta Mundi 0393: 1–40</text:p>
          </table:table-cell>
        </table:table-row>
        <table:table-row table:style-name="ro1">
          <table:table-cell office:value-type="string" calcext:value-type="string">
            <text:p>Macrosoma conifer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Distribuida en Colombia, el escudo Guayanés, Amazonas y la Isla de Trinidad</text:p>
          </table:table-cell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casc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Macrosoma hedylaria</text:p>
          </table:table-cell>
          <table:table-cell office:value-type="string" calcext:value-type="string">
            <text:p><text:a xlink:href="http://booksandjournals.brillonline.com/content/journals/10.1163/187631290x00094" xlink:type="simple">http://booksandjournals.brillonline.com/content/journals/10.1163/187631290x00094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/>
          <table:table-cell office:value-type="string" calcext:value-type="string">
            <text:p>Scoble (1990) A catalogue of the Hedylidae (Lepidoptera: Hedyloidea), with description of two new species. Entomologica Scandinavica 21: 113-119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4400769" xlink:type="simple">http://biodiversitylibrary.org/page/24400769</text:a></text:p>
          </table:table-cell>
          <table:table-cell office:value-type="string" calcext:value-type="string">
            <text:p>Coliade lyside</text:p>
          </table:table-cell>
          <table:table-cell office:value-type="string" calcext:value-type="string">
            <text:p>Elle eft de quatrième taille, d'un blanc-jaunâtre, <text:s/>notamment vers l'extréoiité. ijes premières ailes <text:s/>ont le fommet un peu aigu êi la bafe d'un jaune- <text:s/>foncé. Les fécondes ailes font arrcudies. Le def- <text:s/>fous des unes &amp; des autres ne diffère du deflus <text:s/>que parce qu'il eft un peu luifant , &amp; parce que les <text:s/>inférieures ont le milieu marqué d'une iiL-rvure <text:s/>Irès-faillanie. Les antennes fout courtes, griialres, <text:s/>avec le bout de la maffue ferrugineux. <text:s text:c="3"/>Elle habite 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IX</text:p>
          </table:table-cell>
          <table:table-cell office:value-type="string" calcext:value-type="string">
            <text:p>Godart, M. (1819). Encyclopédie méthodique. Histoire Naturelle. Volume 9. Paris.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table:style-name="ce1" office:value-type="string" calcext:value-type="string">
            <text:p><text:a xlink:href="http://biodiversitylibrary.org/page/52750070" xlink:type="simple">http://biodiversitylibrary.org/page/52750070</text:a></text:p>
          </table:table-cell>
          <table:table-cell office:value-type="string" calcext:value-type="string">
            <text:p>Papilio vanillae</text:p>
          </table:table-cell>
          <table:table-cell office:value-type="string" calcext:value-type="string">
            <text:p>Alae maculis argenteis primorum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Anartia amathea</text:p>
          </table:table-cell>
          <table:table-cell office:value-type="string" calcext:value-type="string">
            <text:p><text:a xlink:href="http://biodiversitylibrary.org/page/52750066" xlink:type="simple">http://biodiversitylibrary.org/page/52750066</text:a></text:p>
          </table:table-cell>
          <table:table-cell office:value-type="string" calcext:value-type="string">
            <text:p>Papilio amathea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Collobura dirce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dirc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52750065" xlink:type="simple">http://biodiversitylibrary.org/page/52750065</text:a></text:p>
          </table:table-cell>
          <table:table-cell office:value-type="string" calcext:value-type="string">
            <text:p>Papilio plexipp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Rhabdodryas trite</text:p>
          </table:table-cell>
          <table:table-cell office:value-type="string" calcext:value-type="string">
            <text:p><text:a xlink:href="http://biodiversitylibrary.org/page/52750057" xlink:type="simple">http://biodiversitylibrary.org/page/52750057</text:a></text:p>
          </table:table-cell>
          <table:table-cell office:value-type="string" calcext:value-type="string">
            <text:p>Papilio trit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52750058" xlink:type="simple">http://biodiversitylibrary.org/page/52750058</text:a></text:p>
          </table:table-cell>
          <table:table-cell office:value-type="string" calcext:value-type="string">
            <text:p>Papilio senna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erato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erato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Heliconius melpomene</text:p>
          </table:table-cell>
          <table:table-cell office:value-type="string" calcext:value-type="string">
            <text:p><text:a xlink:href="http://biodiversitylibrary.org/page/52750055" xlink:type="simple">http://biodiversitylibrary.org/page/52750055</text:a></text:p>
          </table:table-cell>
          <table:table-cell office:value-type="string" calcext:value-type="string">
            <text:p>Papilio melpomene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office:value-type="string" calcext:value-type="string">
            <text:p>Papilio maximum fulcu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52750053" xlink:type="simple">http://biodiversitylibrary.org/page/52750053</text:a></text:p>
          </table:table-cell>
          <table:table-cell office:value-type="string" calcext:value-type="string">
            <text:p>Papilio stelenes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Descrita originalmente en el siglo XVIII</text:p>
          </table:table-cell>
          <table:table-cell office:value-type="string" calcext:value-type="string">
            <text:p>Linnaeus (1760) Systema Naturae. Tomo I. Halae Magdeburgica.</text:p>
          </table:table-cell>
        </table:table-row>
        <table:table-row table:style-name="ro1">
          <table:table-cell office:value-type="string" calcext:value-type="string">
            <text:p>Phoebis sennae</text:p>
          </table:table-cell>
          <table:table-cell office:value-type="string" calcext:value-type="string">
            <text:p><text:a xlink:href="http://biodiversitylibrary.org/page/188747" xlink:type="simple">http://biodiversitylibrary.org/page/188747</text:a></text:p>
          </table:table-cell>
          <table:table-cell office:value-type="string" calcext:value-type="string">
            <text:p>Papilio sulphureus ….</text:p>
          </table:table-cell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Danaus plexippus</text:p>
          </table:table-cell>
          <table:table-cell office:value-type="string" calcext:value-type="string">
            <text:p><text:a xlink:href="http://biodiversitylibrary.org/page/188750" xlink:type="simple">http://biodiversitylibrary.org/page/188750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las islas del Caribe</text:p>
          </table:table-cell>
          <table:table-cell office:value-type="string" calcext:value-type="string">
            <text:p>Sloane (1707) A voyage to the islands of Madera, Barbados, Nieves, St. Christopher and Jamaica.Tomo II. Londres.</text:p>
          </table:table-cell>
        </table:table-row>
        <table:table-row table:style-name="ro1">
          <table:table-cell office:value-type="string" calcext:value-type="string">
            <text:p>Siproeta stelenes</text:p>
          </table:table-cell>
          <table:table-cell office:value-type="string" calcext:value-type="string">
            <text:p><text:a xlink:href="http://biodiversitylibrary.org/page/41398747" xlink:type="simple">http://biodiversitylibrary.org/page/41398747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nartia jatrophae</text:p>
          </table:table-cell>
          <table:table-cell office:value-type="string" calcext:value-type="string">
            <text:p><text:a xlink:href="http://biodiversitylibrary.org/page/41398741" xlink:type="simple">http://biodiversitylibrary.org/page/41398741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Agraulis vanillae</text:p>
          </table:table-cell>
          <table:table-cell office:value-type="string" calcext:value-type="string">
            <text:p><text:a xlink:href="http://biodiversitylibrary.org/page/41398774" xlink:type="simple">http://biodiversitylibrary.org/page/41398774</text:a></text:p>
          </table:table-cell>
          <table:table-cell table:number-columns-repeated="2"/>
          <table:table-cell office:value-type="string" calcext:value-type="string">
            <text:p>Descripción</text:p>
          </table:table-cell>
          <table:table-cell office:value-type="string" calcext:value-type="string">
            <text:p>Esta especie fue ilustrada por algunos de los primeros naturalistas que visitaron Sur América</text:p>
          </table:table-cell>
          <table:table-cell office:value-type="string" calcext:value-type="string">
            <text:p>Merian (1705) Metamorphosis insectorum surinamensium. Amsterdam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33" xlink:type="simple">http://biodiversitylibrary.org/page/2566033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566045" xlink:type="simple">http://biodiversitylibrary.org/page/2566045</text:a></text:p>
          </table:table-cell>
          <table:table-cell table:number-columns-repeated="3"/>
          <table:table-cell office:value-type="string" calcext:value-type="string">
            <text:p>compra y venta de ejempĺares para colección</text:p>
          </table:table-cell>
          <table:table-cell/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89412" xlink:type="simple">http://biodiversitylibrary.org/page/589412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Centro América</text:p>
          </table:table-cell>
          <table:table-cell office:value-type="string" calcext:value-type="string">
            <text:p>Biologia Centrali-Americana :zoology, botany and archaeology /edited by Frederick Ducane Godman and Osbert Salvin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3617476" xlink:type="simple">http://biodiversitylibrary.org/page/23617476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The butterflies of the eastern United States. For the use of classes in zoology, and private students, by G. H. French.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28519145" xlink:type="simple">http://biodiversitylibrary.org/page/28519145</text:a></text:p>
          </table:table-cell>
          <table:table-cell table:number-columns-repeated="2"/>
          <table:table-cell office:value-type="string" calcext:value-type="string">
            <text:p>Distribució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utler (1878) On a small collection of Lepidoptera from Jamaica. Proceedings of the Zoological Society of London. 480-495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39257265" xlink:type="simple">http://biodiversitylibrary.org/page/39257265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Fotografía</text:p>
          </table:table-cell>
          <table:table-cell office:value-type="string" calcext:value-type="string">
            <text:p>Norte América</text:p>
          </table:table-cell>
          <table:table-cell office:value-type="string" calcext:value-type="string">
            <text:p>Holland (1898) The butterfly book. Nueva York</text:p>
          </table:table-cell>
        </table:table-row>
        <table:table-row table:style-name="ro1">
          <table:table-cell office:value-type="string" calcext:value-type="string">
            <text:p>Kricogonia lyside</text:p>
          </table:table-cell>
          <table:table-cell office:value-type="string" calcext:value-type="string">
            <text:p><text:a xlink:href="http://biodiversitylibrary.org/page/50670396" xlink:type="simple">http://biodiversitylibrary.org/page/50670396</text:a></text:p>
          </table:table-cell>
          <table:table-cell office:value-type="string" calcext:value-type="string">
            <text:p>Kricogonia lyside</text:p>
          </table:table-cell>
          <table:table-cell/>
          <table:table-cell office:value-type="string" calcext:value-type="string">
            <text:p>Descripción</text:p>
          </table:table-cell>
          <table:table-cell/>
          <table:table-cell office:value-type="string" calcext:value-type="string">
            <text:p>Klots (1931) A generic revision of the Pieridae. Entomologica Americana 12 (3): 139-254</text:p>
          </table:table-cell>
        </table:table-row>
        <table:table-row table:style-name="ro1">
          <table:table-cell/>
          <table:table-cell office:value-type="string" calcext:value-type="string">
            <text:p><text:a xlink:href="http://biodiversitylibrary.org/page/50670518" xlink:type="simple">http://biodiversitylibrary.org/page/50670518</text:a></text:p>
          </table:table-cell>
          <table:table-cell table:number-columns-repeated="3"/>
          <table:table-cell office:value-type="string" calcext:value-type="string">
            <text:p>Hipótesis filogenia Pierinae</text:p>
          </table:table-cell>
          <table:table-cell office:value-type="string" calcext:value-type="string">
            <text:p>Klots (1931) A generic revision of the Pieridae. Entomologica Americana 12 (3): 139-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20:41:58.992741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5-18T19:53:50.301468414</meta:creation-date>
    <dc:date>2017-05-19T15:11:53.594142884</dc:date>
    <dc:creator>J R Ferrer Paris</dc:creator>
    <meta:editing-duration>PT1H44M8S</meta:editing-duration>
    <meta:editing-cycles>5</meta:editing-cycles>
    <meta:generator>LibreOffice/4.3.3.2$Linux_X86_64 LibreOffice_project/430m0$Build-2</meta:generator>
    <meta:document-statistic meta:table-count="1" meta:cell-count="175" meta:object-count="0"/>
  </office:meta>
</office:document-meta>
</file>